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06 11:14   |   <text:a xlink:type="simple" xlink:href="http://palinfo.habago.org/Entry?Command=Information_PrintForum&amp;iPage=9&amp;sType=FORUM#FORUM37516"><text:span text:style-name="T2">#</text:span></text:a></text:p>
      <text:p text:style-name="P2">卡韓政變<text:span text:style-name="T3"><text:s/>(72)</text:span>：民主鬼話<text:span text:style-name="T3"> <text:line-break/><text:line-break/></text:span>陳真<text:span text:style-name="T3"><text:s/>2019. 06. 06. <text:line-break/><text:line-break/><text:line-break/></text:span>除了民進黨，我也是綠黨的創黨黨員，學姐也是。如果我沒記錯，它創立於<text:span text:style-name="T3">1996</text:span>年。但是，兩年後<text:span text:style-name="T3"><text:s/>(1998</text:span>年<text:span text:style-name="T3">)</text:span>，我們就在英國一起宣佈退黨了，因為我們看出它的真正屬性；這些人並不是真的嚮往什麼左派、環保、反戰、反帝、反剝削以及甘地式非暴力精神等等理想，而是純粹就是人渣黨的一個尾巴黨，旨在掠奪個人名位。<text:span text:style-name="T3"> <text:line-break/><text:line-break/></text:span>當然並非說<text:span text:style-name="T3"><text:s/>"</text:span>所有<text:span text:style-name="T3">" </text:span>該黨黨員全是人渣，而是說這個黨基本上就是為特定政治勢力<text:span text:style-name="T3">(</text:span>亦即民進黨<text:span text:style-name="T3">)</text:span>服務與效忠的一個尾巴黨，扮演一種側翼打手的角色，一如所謂社會民主黨、基進黨、時代力量黨等等等，全屬一丘之貉，毫無一絲真誠的理想性。<text:span text:style-name="T3"> <text:line-break/><text:line-break/></text:span>這個人渣黨的尾巴黨的政治明星，叫做王浩宇什麼的，據說是桃園的議員，才<text:span text:style-name="T3">30</text:span>歲，你不想聽到他的名字都不行，因為他每天抹黑造謠，製造假新聞，特別是藉著抹黑韓國瑜，猛打個人知名度。剛看新聞說有網友因為看他多行不義，於是罵他<text:span text:style-name="T3"><text:s/>"</text:span>垃圾議員<text:span text:style-name="T3">"</text:span>，被他提出控告，索賠<text:span text:style-name="T3">10</text:span>萬元。該網友私訊求饒，表明自己剛出社會，存款僅三萬多。<text:span text:style-name="T3"> <text:line-break/><text:line-break/></text:span>我想說的是，這種民意代表，如果還不能稱為垃圾議員，那麼，其他民代都可以稱為聖人了。類似像這樣的垃圾政客，你不可能也不必要挑出其中一個來打，因為就跟蟑螂一樣，數量太多了，打不完，只能集體殲滅。這也是台灣所謂民主政治的可悲。我們總是選出一些在人品、能力與道德水平方面遠遠低於一般人的垃圾政客，為求一己之私，不斷危害這個社會。<text:span text:style-name="T3"> <text:line-break/><text:line-break/></text:span>所謂民主選舉，從來都不是一種普世價值，它連<text:span text:style-name="T3"><text:s/>"</text:span>價值<text:span text:style-name="T3">"(value)</text:span>都根本稱不上。權利與道德事項才是一種價值，而所謂民主只是各種制度<text:span text:style-name="T3"><text:s/>"</text:span>之一<text:span text:style-name="T3">"</text:span>，不但充滿弊病，而且透過權力與金錢壟斷，逐漸發展成一種充滿政治世襲與詐騙本質的權貴遊戲，乃至成為一種發動侵略戰爭與製造他國動亂、殺害數千萬人的美麗藉口。<text:span text:style-name="T3"> <text:line-break/><text:line-break/></text:span>我並非說它絕不可行，而是說它被刻意塑造成為一種神聖不可質疑的價值，但這在概念上與實務上都是說不通的。它有它應有的實行條件與適用範圍，而不是一體適用。如果它真的這麼神聖美妙，何不強迫所有大學、所有公私機關與公司行號，全部採用民主選舉制，選出合乎所謂神聖民意的領導人？<text:span text:style-name="T3"> <text:line-break/><text:line-break/></text:span>它並非不可行，但它總得同時具備某些前提要件，例如公正且獨立的媒體，例如公正且獨立的司法體系與文官制度，例如公正且獨立的教育方式與內容，例如公正且獨立的各種社會資源分配<text:span text:style-name="T3">...</text:span>更重要的是具有一定評價能力的人民素質。<text:span text:style-name="T3"> <text:line-break/><text:line-break/></text:span>汪志雄的這段話，值得我們再三閱讀。他說：<text:span text:style-name="T3"> <text:line-break/><text:line-break/>"</text:span>台灣經過<text:span text:style-name="T3">20</text:span>多年失敗的教改，現在已經慢慢在自食惡果。台灣年輕的一代習慣了接受淺碟式的速成文化，已經讓台灣逐步變成一個投機弱智，自以為是的社會。<text:span text:style-name="T3"> <text:line-break/><text:line-break/></text:span>台灣現在所謂的意見領袖，是靠著滿口講髒話跟年輕人拉近距離的直播主；是藉著穿少少衣服發表政治評論的網路辣妹；是騎著單車衝撞小黃的粗暴學者；是藉著玩弄數字帶風向的民調專家。<text:span text:style-name="T3"> <text:line-break/><text:line-break/></text:span>所謂的新聞媒體，是依著政治立場來決定如何為新聞下標的；是為著政治目的來決定如何報導新聞的；是為著捧誰殺誰來決定如何操作風向的。<text:span text:style-name="T3"> <text:line-break/><text:line-break/></text:span>所謂的民意代表，是只吃政黨的奶水而不在乎是非的；是只為爭權奪利而不顧人民死活的；是只求打擊對手而不問手段是否正當。<text:span text:style-name="T3"> <text:line-break/><text:line-break/></text:span>今日台灣的政治文化與社會風氣儼然已經變成：<text:span text:style-name="T3"> <text:line-break/><text:line-break/></text:span>認真做事的人是傻瓜，堅持四維八德的人是迂腐，行事光明磊落的人是魯蛇，誠實說話的人是笨蛋，然後還要成天被一群肖小抓著小辮子追打。<text:span text:style-name="T3"> <text:line-break/><text:line-break/></text:span>這些肖小永遠有兩套標準，<text:span text:style-name="T3">...</text:span>然後就會有一群人吃飽閒閒，守著螢幕鍵盤，嘻嘻哈哈的跟著奚落，自嗨自爽地混吃等死。<text:span text:style-name="T3"> <text:line-break/><text:line-break/></text:span>這就是走了<text:span text:style-name="T3">30</text:span>年民主的台灣。<text:span text:style-name="T3">" <text:line-break/><text:line-break/></text:span>汪老師說得很對，真是很可悲，我們所有人的命運，實際上就是被那些我們所刻意腐化、愚化的腦殘年輕一代所決定。他們為數眾多，從眾性強，易於操弄。誰掌握了這群人，實際上也就掌握了所有的權力。<text:span text:style-name="T3"> <text:line-break/><text:line-break/></text:span>因此，整個社會的發展與設計，不管怎麼改朝換代，始終並非朝著一種使人靈性與智性成長與成熟的無邊開闊方向發展，而是刻意朝著一種進一步愚化之的死胡同走，使得所謂民主，成為一種事實上只是由極少數人所徹底把持的權貴遊戲，就像一種嘉年華；每年，主人會選定某一天，讓奴隸們盡情玩樂，甚至允許奴隸拿水球打主人取樂，主人說不定還會跪在地上幫你綁鞋帶。可是，當這天過後，其實什麼也不會改變，奴隸永難翻身，而主人卻照樣腦滿腸肥，掠奪一切資源。<text:span text:style-name="T3"> <text:line-break/><text:line-break/></text:span>郭台銘說他將發表他的經濟治國宏大藍圖，其中之一就是：他若當選總統，要讓年輕人工作三年就能買房。可是，我當醫生二十幾年、學姊教書十多年後，才有能力買房，而且還得繼續揹負二十幾年房貸，一般年輕人三年下來能存多少錢？事實上連買那種燒給死人的紙糊房子恐怕都買不起。像這種鬼話，居然也會有人相信。不但相信，很多年輕人還歡欣鼓舞。世道若此，你還有什麼話說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